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Narrow-Bold" svg:font-family="ArialNarrow-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3" svg:stroke-width="0cm" draw:stroke-linejoin="none" svg:stroke-linecap="butt" draw:fill="solid" draw:fill-color="#ffffff" draw:textarea-horizontal-align="center" draw:textarea-vertical-align="middle" loext:decorative="false"/>
    </style:style>
    <style:style style:name="gr2" style:family="graphic" style:parent-style-name="standard">
      <style:graphic-properties draw:stroke="solid" draw:stroke-dash="Dash_20_Dot_20_3" svg:stroke-width="0.079cm" svg:stroke-color="#565656" draw:stroke-linejoin="round" svg:stroke-linecap="round" draw:fill="none" draw:fill-color="#ffffff" draw:textarea-horizontal-align="center" draw:textarea-vertical-align="middle" fo:padding-top="0.164cm" fo:padding-bottom="0.164cm" fo:padding-left="0.289cm" fo:padding-right="0.289cm" loext:decorative="false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2.352cm" fo:min-width="10.56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stroke-dash="Dash_20_Dot_20_3" svg:stroke-width="0cm" svg:stroke-color="#565656" draw:stroke-linejoin="none" svg:stroke-linecap="round" draw:fill="solid" draw:fill-color="#757575" draw:textarea-horizontal-align="center" draw:textarea-vertical-align="middle" loext:decorative="false"/>
    </style:style>
    <style:style style:name="gr5" style:family="graphic" style:parent-style-name="standard">
      <style:graphic-properties draw:stroke="none" draw:stroke-dash="Dash_20_Dot_20_3" svg:stroke-width="0cm" svg:stroke-color="#565656" draw:stroke-linejoin="none" svg:stroke-linecap="round" draw:fill="solid" draw:fill-color="#59c2e8" draw:textarea-horizontal-align="center" draw:textarea-vertical-align="middle" loext:decorative="false"/>
    </style:style>
    <style:style style:name="gr6" style:family="graphic" style:parent-style-name="standard">
      <style:graphic-properties draw:stroke="none" draw:stroke-dash="Dash_20_Dot_20_3" svg:stroke-width="0cm" svg:stroke-color="#565656" draw:stroke-linejoin="none" svg:stroke-linecap="round" draw:fill="solid" draw:fill-color="#ffffff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3" svg:stroke-width="0cm" svg:stroke-color="#565656" draw:stroke-linejoin="none" svg:stroke-linecap="round" draw:fill="solid" draw:fill-color="#53a8d3" draw:textarea-horizontal-align="center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text-properties fo:color="#000000" loext:opacity="100%" style:text-outline="false" style:text-line-through-style="none" style:text-line-through-type="none" style:font-name="ArialNarrow-Bold" fo:font-size="60pt" fo:font-style="normal" fo:text-shadow="none" style:text-underline-style="none" fo:font-weight="bold" style:text-underline-mode="continuous" style:text-overline-mode="continuous" style:text-line-through-mode="continuous" style:font-name-asian="ArialNarrow-Bold" style:font-size-asian="60pt" style:font-name-complex="ArialNarrow-Bold" style:font-size-complex="60pt" style:text-scale="100%" style:text-overline-style="none" style:text-overline-color="font-color"/>
    </style:style>
    <style:style style:name="P4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Narrow-Bold" fo:font-size="60pt" fo:font-style="normal" fo:text-shadow="none" style:text-underline-style="none" fo:font-weight="bold" style:text-underline-mode="continuous" style:text-overline-mode="continuous" style:text-line-through-mode="continuous" style:font-name-asian="ArialNarrow-Bold" style:font-size-asian="60pt" style:font-name-complex="ArialNarrow-Bold" style:font-size-complex="60pt" style:text-scale="100%" style:text-overline-style="none" style:text-overline-color="font-color"/>
    </style:style>
    <style:style style:name="P5" style:family="paragraph">
      <loext:graphic-properties draw:fill="solid" draw:fill-color="#757575"/>
      <style:paragraph-properties fo:text-align="center"/>
    </style:style>
    <style:style style:name="P6" style:family="paragraph">
      <loext:graphic-properties draw:fill="solid" draw:fill-color="#59c2e8"/>
      <style:paragraph-properties fo:text-align="center"/>
    </style:style>
    <style:style style:name="P7" style:family="paragraph">
      <loext:graphic-properties draw:fill="solid" draw:fill-color="#53a8d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path draw:style-name="gr1" draw:text-style-name="P1" draw:layer="layout" svg:width="14.186cm" svg:height="2.435cm" svg:x="1.154cm" svg:y="1.836cm" svg:viewBox="0 0 14187 2436" svg:d="M127 2436h13933c69 0 127-56 127-127v-2182c0-69-55-127-127-127h-13933c-69 0-127 55-127 127v2185c0 68 58 124 127 124z">
          <text:p/>
        </draw:path>
        <draw:path draw:style-name="gr2" draw:text-style-name="P2" draw:layer="layout" svg:width="14.186cm" svg:height="2.435cm" svg:x="1.154cm" svg:y="1.836cm" svg:viewBox="0 0 14187 2436" svg:d="M127 2436h13933c69 0 127-56 127-127v-2182c0-69-55-127-127-127h-13933c-69 0-127 55-127 127v2185c0 68 58 124 127 124z">
          <text:p/>
        </draw:path>
        <draw:frame draw:style-name="gr3" draw:text-style-name="P4" draw:layer="layout" svg:width="10.562cm" svg:height="2.368cm" svg:x="3.114cm" svg:y="1.903cm">
          <draw:text-box>
            <text:p text:style-name="P3">AB 12345</text:p>
          </draw:text-box>
        </draw:frame>
        <draw:path draw:style-name="gr4" draw:text-style-name="P5" draw:layer="layout" svg:width="1.081cm" svg:height="2.361cm" svg:x="1.188cm" svg:y="1.873cm" svg:viewBox="0 0 1082 2362" svg:d="M1082 2362h-984c-53 0-98-42-98-98v-2166c0-56 45-98 98-98h984z">
          <text:p/>
        </draw:path>
        <draw:path draw:style-name="gr5" draw:text-style-name="P6" draw:layer="layout" svg:width="1.28cm" svg:height="2.736cm" svg:x="16.992cm" svg:y="1.127cm" svg:viewBox="0 0 1281 2737" svg:d="M27 2737c-16 0-27-11-27-27v-2565c0-79 66-145 146-145h1108c16 0 27 10 27 26s-11 27-27 27h-1108c-53 0-93 39-93 92v2565c0 16-11 27-26 27z">
          <text:p/>
        </draw:path>
        <draw:path draw:style-name="gr5" draw:text-style-name="P6" draw:layer="layout" svg:width="4.123cm" svg:height="0.078cm" svg:x="13.32cm" svg:y="3.798cm" svg:viewBox="0 0 4124 79" svg:d="M0 39l4085-39c21 0 39 18 39 39s-18 40-39 40z">
          <text:p/>
        </draw:path>
        <draw:path draw:style-name="gr5" draw:text-style-name="P6" draw:layer="layout" svg:width="4.123cm" svg:height="0.078cm" svg:x="13.32cm" svg:y="2.254cm" svg:viewBox="0 0 4124 79" svg:d="M0 39l4085-39c21 0 39 17 39 39 0 21-18 40-39 40z">
          <text:p/>
        </draw:path>
        <draw:polygon draw:style-name="gr5" draw:text-style-name="P6" draw:layer="layout" svg:width="0.332cm" svg:height="0.403cm" svg:x="16.852cm" svg:y="1.889cm" svg:viewBox="0 0 333 404" draw:points="167,404 0,0 167,148 333,0">
          <text:p/>
        </draw:polygon>
        <draw:polygon draw:style-name="gr5" draw:text-style-name="P6" draw:layer="layout" svg:width="0.332cm" svg:height="0.401cm" svg:x="16.852cm" svg:y="3.837cm" svg:viewBox="0 0 333 402" draw:points="167,0 333,402 167,254 0,402">
          <text:p/>
        </draw:polygon>
        <draw:path draw:style-name="gr6" draw:text-style-name="P1" draw:layer="layout" svg:width="1.057cm" svg:height="0.909cm" svg:x="17.418cm" svg:y="0.135cm" svg:viewBox="0 0 1058 910" svg:d="M886 910h-714c-95 0-172-77-172-172v-566c0-95 77-172 172-172h714c96 0 172 77 172 172v563c0 98-76 175-172 175z">
          <text:p/>
        </draw:path>
        <draw:path draw:style-name="gr7" draw:text-style-name="P7" draw:layer="layout" svg:width="0.409cm" svg:height="0.607cm" svg:x="17.736cm" svg:y="0.286cm" svg:viewBox="0 0 410 608" svg:d="M410 433c0 27-6 53-19 75-11 21-27 39-48 55-22 16-45 27-74 35-29 7-59 10-90 10-32 0-42 0-63-5-19 0-37-8-50-13-16-6-27-11-37-16-11-6-19-11-22-14-5-2-7-8-7-13 0-6 0-13 0-21v-16c0-2 0-8 0-10 0-3 0-6 5-6s5-2 8-2c5 0 10 2 21 8 8 5 20 9 34 15 13 5 32 10 51 16 19 5 41 8 68 8 26 0 37-3 53-8 16-6 29-10 43-18 10-8 21-19 26-32s11-26 11-42-6-33-14-43c-8-11-21-21-34-31-13-8-30-16-48-24-19-8-37-16-55-24-19-8-37-16-56-26-19-11-34-22-47-32-14-11-27-27-35-45-8-16-13-37-13-61s5-45 16-66c10-19 23-34 42-48 19-13 40-23 66-29 27-8 53-10 82-10s29 0 45 2c16 3 29 6 43 8 13 3 26 8 34 13 11 6 19 8 21 11 0 3 6 5 6 8s0 3 0 5c0 3 0 6 0 11s0 8 0 13v13c0 6 0 8 0 11s0 5-6 5c0 3-5 3-5 3 0 0-11-3-19-5-7-6-19-8-29-14-11-5-26-10-42-13s-35-5-56-5c-22 0-34 2-47 5-13 5-28 11-35 19-8 8-16 15-21 26-6 11-8 21-8 32 0 16 6 29 14 42 8 11 21 21 34 32 13 10 32 18 50 24 19 8 37 16 56 23 18 8 37 16 55 27 19 8 35 21 51 32 13 13 26 26 34 45 5 16 8 37 8 6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Narrow-Bold" svg:font-family="ArialNarrow-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89cm" fo:margin-bottom="0.489cm" fo:margin-left="0.489cm" fo:margin-right="0.489cm" fo:page-width="18.936cm" fo:page-height="5.1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6T15:25:23.670000000</dc:date>
    <dc:creator>Cezary Dołęga</dc:creator>
    <meta:editing-duration>PT27S</meta:editing-duration>
    <meta:editing-cycles>1</meta:editing-cycles>
    <meta:document-statistic meta:object-count="11"/>
    <meta:generator>LibreOffice/24.8.4.2$Windows_X86_64 LibreOffice_project/bb3cfa12c7b1bf994ecc5649a80400d06cd71002</meta:generator>
  </office:meta>
</office:document-meta>
</file>